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06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martphones &amp; tablet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4" table:default-cell-style-name="ce4"/>
        <table:table-column table:style-name="co3" table:number-columns-repeated="2" table:default-cell-style-name="Default"/>
        <table:table-column table:style-name="co4" table:number-columns-repeated="248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>
            <text:p>I5500</text:p>
          </table:table-cell>
          <table:table-cell table:style-name="ce3" office:value-type="string" calcext:value-type="string">
            <text:p>Nexus One</text:p>
          </table:table-cell>
          <table:table-cell table:style-name="ce3" office:value-type="string" calcext:value-type="string">
            <text:p>ViewPad 10s</text:p>
          </table:table-cell>
          <table:table-cell table:style-name="ce3" office:value-type="string" calcext:value-type="string">
            <text:p>Acer a100</text:p>
          </table:table-cell>
          <table:table-cell office:value-type="string" calcext:value-type="string">
            <text:p>GalaxySIII</text:p>
          </table:table-cell>
          <table:table-cell office:value-type="string" calcext:value-type="string">
            <text:p>GalaxyTab2</text:p>
          </table:table-cell>
          <table:table-cell office:value-type="string" calcext:value-type="string">
            <text:p>L9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# benchmarks</text:p>
          </table:table-cell>
          <table:table-cell table:style-name="ce2" office:value-type="string" calcext:value-type="string">
            <text:p>DHPC_EPBench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table:number-columns-repeated="247"/>
        </table:table-row>
        <table:table-row table:style-name="ro1">
          <table:table-cell table:style-name="Default"/>
          <table:table-cell table:style-name="ce4" office:value-type="string" calcext:value-type="string">
            <text:p>DHPC_PrimeBench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table:number-columns-repeated="247"/>
        </table:table-row>
        <table:table-row table:style-name="ro1">
          <table:table-cell table:style-name="Default"/>
          <table:table-cell table:style-name="ce4" office:value-type="string" calcext:value-type="string">
            <text:p>DHPC_FFTBench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247"/>
        </table:table-row>
        <table:table-row table:style-name="ro1">
          <table:table-cell table:style-name="Default"/>
          <table:table-cell table:style-name="ce4" office:value-type="string" calcext:value-type="string">
            <text:p>DHPC_SieveBench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247"/>
        </table:table-row>
        <table:table-row table:style-name="ro1">
          <table:table-cell table:style-name="ce1"/>
          <table:table-cell table:style-name="ce3" office:value-type="string" calcext:value-type="string">
            <text:p>DHPC_HanoiBench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tiempo prom. Benchmarks</text:p>
          </table:table-cell>
          <table:table-cell table:style-name="ce2" office:value-type="string" calcext:value-type="string">
            <text:p>DHPC_EPBench</text:p>
          </table:table-cell>
          <table:table-cell table:style-name="ce2" office:value-type="float" office:value="195717.3" calcext:value-type="float">
            <text:p>195717.3</text:p>
          </table:table-cell>
          <table:table-cell table:style-name="ce2" office:value-type="float" office:value="32291.4642857143" calcext:value-type="float">
            <text:p>32291.4642857143</text:p>
          </table:table-cell>
          <table:table-cell table:style-name="ce2" office:value-type="float" office:value="20404.6547619048" calcext:value-type="float">
            <text:p>20404.6547619048</text:p>
          </table:table-cell>
          <table:table-cell table:style-name="ce2" office:value-type="float" office:value="24375.9333333333" calcext:value-type="float">
            <text:p>24375.9333333333</text:p>
          </table:table-cell>
          <table:table-cell table:number-columns-repeated="250"/>
        </table:table-row>
        <table:table-row table:style-name="ro1">
          <table:table-cell table:style-name="Default"/>
          <table:table-cell table:style-name="ce4" office:value-type="string" calcext:value-type="string">
            <text:p>DHPC_PrimeBench</text:p>
          </table:table-cell>
          <table:table-cell office:value-type="float" office:value="439494.65" calcext:value-type="float">
            <text:p>439494.65</text:p>
          </table:table-cell>
          <table:table-cell office:value-type="float" office:value="227008.5" calcext:value-type="float">
            <text:p>227008.5</text:p>
          </table:table-cell>
          <table:table-cell office:value-type="float" office:value="176304.5" calcext:value-type="float">
            <text:p>176304.5</text:p>
          </table:table-cell>
          <table:table-cell office:value-type="float" office:value="165478.566666667" calcext:value-type="float">
            <text:p>165478.566666667</text:p>
          </table:table-cell>
          <table:table-cell table:number-columns-repeated="250"/>
        </table:table-row>
        <table:table-row table:style-name="ro1">
          <table:table-cell table:style-name="Default"/>
          <table:table-cell table:style-name="ce4" office:value-type="string" calcext:value-type="string">
            <text:p>DHPC_FFTBench</text:p>
          </table:table-cell>
          <table:table-cell office:value-type="float" office:value="399728.636363636" calcext:value-type="float">
            <text:p>399728.636363636</text:p>
          </table:table-cell>
          <table:table-cell office:value-type="float" office:value="157150.464285714" calcext:value-type="float">
            <text:p>157150.464285714</text:p>
          </table:table-cell>
          <table:table-cell office:value-type="float" office:value="94088.4534883721" calcext:value-type="float">
            <text:p>94088.4534883721</text:p>
          </table:table-cell>
          <table:table-cell office:value-type="float" office:value="80043.05" calcext:value-type="float">
            <text:p>80043.05</text:p>
          </table:table-cell>
          <table:table-cell table:number-columns-repeated="250"/>
        </table:table-row>
        <table:table-row table:style-name="ro1">
          <table:table-cell table:style-name="Default"/>
          <table:table-cell table:style-name="ce4" office:value-type="string" calcext:value-type="string">
            <text:p>DHPC_SieveBench</text:p>
          </table:table-cell>
          <table:table-cell office:value-type="float" office:value="200089.55" calcext:value-type="float">
            <text:p>200089.55</text:p>
          </table:table-cell>
          <table:table-cell office:value-type="float" office:value="84839.25" calcext:value-type="float">
            <text:p>84839.25</text:p>
          </table:table-cell>
          <table:table-cell office:value-type="float" office:value="67513.7906976744" calcext:value-type="float">
            <text:p>67513.7906976744</text:p>
          </table:table-cell>
          <table:table-cell office:value-type="float" office:value="53320.8333333333" calcext:value-type="float">
            <text:p>53320.8333333333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 calcext:value-type="string">
            <text:p>DHPC_HanoiBench</text:p>
          </table:table-cell>
          <table:table-cell table:style-name="ce3" office:value-type="float" office:value="359079.4" calcext:value-type="float">
            <text:p>359079.4</text:p>
          </table:table-cell>
          <table:table-cell table:style-name="ce3" office:value-type="float" office:value="157199.428571429" calcext:value-type="float">
            <text:p>157199.428571429</text:p>
          </table:table-cell>
          <table:table-cell table:style-name="ce3" office:value-type="float" office:value="108411.642857143" calcext:value-type="float">
            <text:p>108411.642857143</text:p>
          </table:table-cell>
          <table:table-cell table:style-name="ce3" office:value-type="float" office:value="103276.6" calcext:value-type="float">
            <text:p>103276.6</text:p>
          </table:table-cell>
          <table:table-cell table:number-columns-repeated="250"/>
        </table:table-row>
        <table:table-row table:style-name="ro1">
          <table:table-cell table:style-name="ce2" office:value-type="string" calcext:value-type="string">
            <text:p>tiempo benchmarks</text:p>
          </table:table-cell>
          <table:table-cell table:style-name="ce2" office:value-type="string" calcext:value-type="string">
            <text:p>DHPC_EPBench</text:p>
          </table:table-cell>
          <table:table-cell table:style-name="ce2" office:value-type="float" office:value="1957173" calcext:value-type="float">
            <text:p>1957173</text:p>
          </table:table-cell>
          <table:table-cell table:style-name="ce2" office:value-type="float" office:value="452080.5" calcext:value-type="float">
            <text:p>452080.5</text:p>
          </table:table-cell>
          <table:table-cell table:style-name="ce2" office:value-type="float" office:value="856995.5" calcext:value-type="float">
            <text:p>856995.5</text:p>
          </table:table-cell>
          <table:table-cell table:style-name="ce2" office:value-type="float" office:value="731278" calcext:value-type="float">
            <text:p>731278</text:p>
          </table:table-cell>
          <table:table-cell table:number-columns-repeated="250"/>
        </table:table-row>
        <table:table-row table:style-name="ro1">
          <table:table-cell table:style-name="Default"/>
          <table:table-cell table:style-name="ce4" office:value-type="string" calcext:value-type="string">
            <text:p>DHPC_PrimeBench</text:p>
          </table:table-cell>
          <table:table-cell office:value-type="float" office:value="4394946.5" calcext:value-type="float">
            <text:p>4394946.5</text:p>
          </table:table-cell>
          <table:table-cell office:value-type="float" office:value="2951110.5" calcext:value-type="float">
            <text:p>2951110.5</text:p>
          </table:table-cell>
          <table:table-cell office:value-type="float" office:value="7404789" calcext:value-type="float">
            <text:p>7404789</text:p>
          </table:table-cell>
          <table:table-cell office:value-type="float" office:value="4964357" calcext:value-type="float">
            <text:p>4964357</text:p>
          </table:table-cell>
          <table:table-cell table:number-columns-repeated="250"/>
        </table:table-row>
        <table:table-row table:style-name="ro1">
          <table:table-cell table:style-name="Default"/>
          <table:table-cell table:style-name="ce4" office:value-type="string" calcext:value-type="string">
            <text:p>DHPC_FFTBench</text:p>
          </table:table-cell>
          <table:table-cell office:value-type="float" office:value="4397015" calcext:value-type="float">
            <text:p>4397015</text:p>
          </table:table-cell>
          <table:table-cell office:value-type="float" office:value="2200106.5" calcext:value-type="float">
            <text:p>2200106.5</text:p>
          </table:table-cell>
          <table:table-cell office:value-type="float" office:value="4045803.5" calcext:value-type="float">
            <text:p>4045803.5</text:p>
          </table:table-cell>
          <table:table-cell office:value-type="float" office:value="2401291.5" calcext:value-type="float">
            <text:p>2401291.5</text:p>
          </table:table-cell>
          <table:table-cell table:number-columns-repeated="250"/>
        </table:table-row>
        <table:table-row table:style-name="ro1">
          <table:table-cell table:style-name="Default"/>
          <table:table-cell table:style-name="ce4" office:value-type="string" calcext:value-type="string">
            <text:p>DHPC_SieveBench</text:p>
          </table:table-cell>
          <table:table-cell office:value-type="float" office:value="2000895.5" calcext:value-type="float">
            <text:p>2000895.5</text:p>
          </table:table-cell>
          <table:table-cell office:value-type="float" office:value="1187749.5" calcext:value-type="float">
            <text:p>1187749.5</text:p>
          </table:table-cell>
          <table:table-cell office:value-type="float" office:value="2903093" calcext:value-type="float">
            <text:p>2903093</text:p>
          </table:table-cell>
          <table:table-cell office:value-type="float" office:value="1599625" calcext:value-type="float">
            <text:p>1599625</text:p>
          </table:table-cell>
          <table:table-cell table:number-columns-repeated="250"/>
        </table:table-row>
        <table:table-row table:style-name="ro1">
          <table:table-cell table:style-name="Default"/>
          <table:table-cell table:style-name="ce3" office:value-type="string" calcext:value-type="string">
            <text:p>DHPC_HanoiBench</text:p>
          </table:table-cell>
          <table:table-cell table:style-name="ce3" office:value-type="float" office:value="3590794" calcext:value-type="float">
            <text:p>3590794</text:p>
          </table:table-cell>
          <table:table-cell table:style-name="ce3" office:value-type="float" office:value="2200792" calcext:value-type="float">
            <text:p>2200792</text:p>
          </table:table-cell>
          <table:table-cell table:style-name="ce3" office:value-type="float" office:value="4553289" calcext:value-type="float">
            <text:p>4553289</text:p>
          </table:table-cell>
          <table:table-cell table:style-name="ce3" office:value-type="float" office:value="3098298" calcext:value-type="float">
            <text:p>3098298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benchmarks</text:p>
          </table:table-cell>
          <table:table-cell table:style-name="ce2"/>
          <table:table-cell table:style-name="ce2" table:formula="of:=SUM([.C2:.C6])" office:value-type="float" office:value="51" calcext:value-type="float">
            <text:p>51</text:p>
          </table:table-cell>
          <table:table-cell table:style-name="ce2" table:formula="of:=SUM([.D2:.D6])" office:value-type="float" office:value="69" calcext:value-type="float">
            <text:p>69</text:p>
          </table:table-cell>
          <table:table-cell table:style-name="ce2" table:formula="of:=SUM([.E2:.E6])" office:value-type="float" office:value="212" calcext:value-type="float">
            <text:p>212</text:p>
          </table:table-cell>
          <table:table-cell table:style-name="ce2" table:formula="of:=SUM([.F2:.F6])" office:value-type="float" office:value="150" calcext:value-type="float">
            <text:p>150</text:p>
          </table:table-cell>
          <table:table-cell table:formula="of:=SUM([.G2:.G6])" office:value-type="float" office:value="189" calcext:value-type="float">
            <text:p>189</text:p>
          </table:table-cell>
          <table:table-cell table:formula="of:=SUM([.H2:.H6])" office:value-type="float" office:value="332" calcext:value-type="float">
            <text:p>332</text:p>
          </table:table-cell>
          <table:table-cell table:formula="of:=SUM([.I2:.I6])" office:value-type="float" office:value="120" calcext:value-type="float">
            <text:p>12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otal runtime (mins)</text:p>
          </table:table-cell>
          <table:table-cell/>
          <table:table-cell table:formula="of:=SUM([.C12:.C16])/60000" office:value-type="float" office:value="272.347066666667" calcext:value-type="float">
            <text:p>272.3470666667</text:p>
          </table:table-cell>
          <table:table-cell table:formula="of:=SUM([.D12:.D16])/60000" office:value-type="float" office:value="149.863983333333" calcext:value-type="float">
            <text:p>149.8639833333</text:p>
          </table:table-cell>
          <table:table-cell table:formula="of:=SUM([.E12:.E16])/60000" office:value-type="float" office:value="329.3995" calcext:value-type="float">
            <text:p>329.3995</text:p>
          </table:table-cell>
          <table:table-cell table:formula="of:=SUM([.F12:.F16])/60000" office:value-type="float" office:value="213.247491666667" calcext:value-type="float">
            <text:p>213.2474916667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inpack (mflops)</text:p>
          </table:table-cell>
          <table:table-cell/>
          <table:table-cell table:style-name="ce5" office:value-type="float" office:value="7.6027" calcext:value-type="float">
            <text:p>7.6027</text:p>
          </table:table-cell>
          <table:table-cell office:value-type="float" office:value="30.3083333333333" calcext:value-type="float">
            <text:p>30.3083333333</text:p>
          </table:table-cell>
          <table:table-cell office:value-type="float" office:value="35.4957333333333" calcext:value-type="float">
            <text:p>35.4957333333</text:p>
          </table:table-cell>
          <table:table-cell office:value-type="float" office:value="45.68" calcext:value-type="float">
            <text:p>45.68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inpack for android (mflops) -avg of 20 runs-</text:p>
          </table:table-cell>
          <table:table-cell table:number-columns-repeated="3"/>
          <table:table-cell table:style-name="ce5" office:value-type="float" office:value="17.07" calcext:value-type="float">
            <text:p>17.07</text:p>
          </table:table-cell>
          <table:table-cell table:style-name="ce5" office:value-type="float" office:value="61.665" calcext:value-type="float">
            <text:p>61.665</text:p>
          </table:table-cell>
          <table:table-cell table:formula="of:=['Linpack for Android (runs)'.E24]" office:value-type="float" office:value="179.8326" calcext:value-type="float">
            <text:p>179.8326</text:p>
          </table:table-cell>
          <table:table-cell table:formula="of:=['Linpack for Android (runs)'.B24]" office:value-type="float" office:value="83.6294" calcext:value-type="float">
            <text:p>83.6294</text:p>
          </table:table-cell>
          <table:table-cell table:formula="of:=['Linpack for Android (runs)'.H24]" office:value-type="float" office:value="56.4337" calcext:value-type="float">
            <text:p>56.4337</text:p>
          </table:table-cell>
          <table:table-cell table:number-columns-repeated="247"/>
        </table:table-row>
        <table:table-row table:style-name="ro1">
          <table:table-cell table:style-name="ce3" office:value-type="string" calcext:value-type="string">
            <text:p>Scimark (mflops)</text:p>
          </table:table-cell>
          <table:table-cell table:style-name="ce1"/>
          <table:table-cell table:style-name="ce3" office:value-type="float" office:value="7.24396206714915" calcext:value-type="float">
            <text:p>7.2439620671</text:p>
          </table:table-cell>
          <table:table-cell table:style-name="ce3" office:value-type="float" office:value="35.0641411922945" calcext:value-type="float">
            <text:p>35.0641411923</text:p>
          </table:table-cell>
          <table:table-cell table:style-name="ce3" office:value-type="float" office:value="37.6499083611092" calcext:value-type="float">
            <text:p>37.6499083611</text:p>
          </table:table-cell>
          <table:table-cell table:style-name="ce3" office:value-type="float" office:value="8.077" calcext:value-type="float">
            <text:p>8.077</text:p>
          </table:table-cell>
          <table:table-cell table:number-columns-repeated="250"/>
        </table:table-row>
        <table:table-row table:style-name="ro1">
          <table:table-cell table:style-name="ce2" office:value-type="string" calcext:value-type="string">
            <text:p>Consumo batería (Wh)</text:p>
          </table:table-cell>
          <table:table-cell table:style-name="ce2"/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27.06" calcext:value-type="float">
            <text:p>27.06</text:p>
          </table:table-cell>
          <table:table-cell table:style-name="ce2" office:value-type="float" office:value="11.3" calcext:value-type="float">
            <text:p>11.3</text:p>
          </table:table-cell>
          <table:table-cell office:value-type="float" office:value="7.98" calcext:value-type="float">
            <text:p>7.98</text:p>
          </table:table-cell>
          <table:table-cell office:value-type="float" office:value="14.8" calcext:value-type="float">
            <text:p>14.8</text:p>
          </table:table-cell>
          <table:table-cell office:value-type="float" office:value="8.2" calcext:value-type="float">
            <text:p>8.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mperaje batería (mAh)</text:p>
          </table:table-cell>
          <table:table-cell/>
          <table:table-cell table:style-name="ce5"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office:value-type="float" office:value="1530" calcext:value-type="float">
            <text:p>1530</text:p>
          </table:table-cell>
          <table:table-cell office:value-type="float" office:value="2100" calcext:value-type="float">
            <text:p>2100</text:p>
          </table:table-cell>
          <table:table-cell office:value-type="float" office:value="4000" calcext:value-type="float">
            <text:p>4000</text:p>
          </table:table-cell>
          <table:table-cell office:value-type="float" office:value="2150" calcext:value-type="float">
            <text:p>215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lación consumo/# bench</text:p>
          </table:table-cell>
          <table:table-cell/>
          <table:table-cell table:formula="of:=[.C22]/[.C17]" office:value-type="float" office:value="0.0870588235294118" calcext:value-type="float">
            <text:p>0.0870588235</text:p>
          </table:table-cell>
          <table:table-cell table:formula="of:=[.D22]/[.D17]" office:value-type="float" office:value="0.0753623188405797" calcext:value-type="float">
            <text:p>0.0753623188</text:p>
          </table:table-cell>
          <table:table-cell table:formula="of:=[.E22]/[.E17]" office:value-type="float" office:value="0.127641509433962" calcext:value-type="float">
            <text:p>0.1276415094</text:p>
          </table:table-cell>
          <table:table-cell table:formula="of:=[.F22]/[.F17]" office:value-type="float" office:value="0.0753333333333333" calcext:value-type="float">
            <text:p>0.0753333333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lación amperaje/# bench</text:p>
          </table:table-cell>
          <table:table-cell/>
          <table:table-cell table:style-name="ce6" table:formula="of:=[.C23]/[.C17]" office:value-type="float" office:value="23.5294117647059" calcext:value-type="float">
            <text:p>23.53</text:p>
          </table:table-cell>
          <table:table-cell table:style-name="ce6" table:formula="of:=[.D23]/[.D17]" office:value-type="float" office:value="20.2898550724638" calcext:value-type="float">
            <text:p>20.29</text:p>
          </table:table-cell>
          <table:table-cell table:style-name="ce6" table:formula="of:=[.E23]/[.E17]" office:value-type="float" office:value="15.5660377358491" calcext:value-type="float">
            <text:p>15.57</text:p>
          </table:table-cell>
          <table:table-cell table:formula="of:=[.F23]/[.F17]" office:value-type="float" office:value="10.2" calcext:value-type="float">
            <text:p>10.2</text:p>
          </table:table-cell>
          <table:table-cell table:style-name="ce6" table:formula="of:=[.G23]/[.G17]" office:value-type="float" office:value="11.1111111111111" calcext:value-type="float">
            <text:p>11.11</text:p>
          </table:table-cell>
          <table:table-cell table:style-name="ce6" table:formula="of:=[.H23]/[.H17]" office:value-type="float" office:value="12.0481927710843" calcext:value-type="float">
            <text:p>12.05</text:p>
          </table:table-cell>
          <table:table-cell table:style-name="ce6" table:formula="of:=[.I23]/[.I17]" office:value-type="float" office:value="17.9166666666667" calcext:value-type="float">
            <text:p>17.9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Relacion amperaje/ tiempo trabajo (TM)</text:p>
          </table:table-cell>
          <table:table-cell/>
          <table:table-cell table:formula="of:=[.C23]/([.C18]/60)" office:value-type="float" office:value="264.368553262675" calcext:value-type="float">
            <text:p>264.3685532627</text:p>
          </table:table-cell>
          <table:table-cell table:formula="of:=[.D23]/([.D18]/60)" office:value-type="float" office:value="560.508256431193" calcext:value-type="float">
            <text:p>560.5082564312</text:p>
          </table:table-cell>
          <table:table-cell table:formula="of:=[.E23]/([.E18]/60)" office:value-type="float" office:value="601.09380858198" calcext:value-type="float">
            <text:p>601.093808582</text:p>
          </table:table-cell>
          <table:table-cell table:formula="of:=[.F23]/([.F18]/60)" office:value-type="float" office:value="430.485720054777" calcext:value-type="float">
            <text:p>430.4857200548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onsumo de miliamperes por segundo</text:p>
          </table:table-cell>
          <table:table-cell/>
          <table:table-cell table:formula="of:=[.C26]/3600" office:value-type="float" office:value="0.073435709239632" calcext:value-type="float">
            <text:p>0.0734357092</text:p>
          </table:table-cell>
          <table:table-cell table:formula="of:=[.D26]/3600" office:value-type="float" office:value="0.155696737897554" calcext:value-type="float">
            <text:p>0.1556967379</text:p>
          </table:table-cell>
          <table:table-cell table:formula="of:=[.E26]/3600" office:value-type="float" office:value="0.166970502383883" calcext:value-type="float">
            <text:p>0.1669705024</text:p>
          </table:table-cell>
          <table:table-cell table:formula="of:=[.F26]/3600" office:value-type="float" office:value="0.119579366681882" calcext:value-type="float">
            <text:p>0.1195793667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onsumo de miliamperes por flop</text:p>
          </table:table-cell>
          <table:table-cell/>
          <table:table-cell table:formula="of:=[.C27]/[.C$19]" office:value-type="float" office:value="0.00965916177668881" calcext:value-type="float">
            <text:p>0.0096591618</text:p>
          </table:table-cell>
          <table:table-cell table:formula="of:=[.D27]/[.D$19]" office:value-type="float" office:value="0.0051370933592814" calcext:value-type="float">
            <text:p>0.0051370934</text:p>
          </table:table-cell>
          <table:table-cell table:formula="of:=[.E27]/[.E$20]" office:value-type="float" office:value="0.00978151742143429" calcext:value-type="float">
            <text:p>0.0097815174</text:p>
          </table:table-cell>
          <table:table-cell table:formula="of:=[.F27]/[.F$20]" office:value-type="float" office:value="0.00193917727530824" calcext:value-type="float">
            <text:p>0.0019391773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lacion tiempoBench/#bench</text:p>
          </table:table-cell>
          <table:table-cell/>
          <table:table-cell table:formula="of:=[.C18]/[.C17]" office:value-type="float" office:value="5.3401385620915" calcext:value-type="float">
            <text:p>5.3401385621</text:p>
          </table:table-cell>
          <table:table-cell table:formula="of:=[.D18]/[.D17]" office:value-type="float" office:value="2.17194178743961" calcext:value-type="float">
            <text:p>2.1719417874</text:p>
          </table:table-cell>
          <table:table-cell table:formula="of:=[.E18]/[.E17]" office:value-type="float" office:value="1.55377122641509" calcext:value-type="float">
            <text:p>1.5537712264</text:p>
          </table:table-cell>
          <table:table-cell table:formula="of:=[.F18]/[.F17]" office:value-type="float" office:value="1.42164994444444" calcext:value-type="float">
            <text:p>1.4216499444</text:p>
          </table:table-cell>
          <table:table-cell table:number-columns-repeated="250"/>
        </table:table-row>
      </table:table>
      <table:table table:name="noteboo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6" table:default-cell-style-name="ce4"/>
        <table:table-column table:style-name="co4" table:number-columns-repeated="248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>
            <text:p>Dell Inspiron</text:p>
          </table:table-cell>
          <table:table-cell table:style-name="ce3" office:value-type="string" calcext:value-type="string">
            <text:p>N150</text:p>
          </table:table-cell>
          <table:table-cell table:style-name="ce3" table:number-columns-repeated="4"/>
          <table:table-cell table:number-columns-repeated="248"/>
        </table:table-row>
        <table:table-row table:style-name="ro1">
          <table:table-cell table:style-name="ce2" office:value-type="string" calcext:value-type="string">
            <text:p># benchmarks</text:p>
          </table:table-cell>
          <table:table-cell table:style-name="ce2" office:value-type="string" calcext:value-type="string">
            <text:p>DHPC_EPBench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number-columns-repeated="4"/>
          <table:table-cell table:number-columns-repeated="248"/>
        </table:table-row>
        <table:table-row table:style-name="ro1">
          <table:table-cell table:style-name="Default"/>
          <table:table-cell table:style-name="ce4" office:value-type="string" calcext:value-type="string">
            <text:p>DHPC_PrimeBench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52"/>
        </table:table-row>
        <table:table-row table:style-name="ro1">
          <table:table-cell table:style-name="Default"/>
          <table:table-cell table:style-name="ce4" office:value-type="string" calcext:value-type="string">
            <text:p>DHPC_FFTBench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table:number-columns-repeated="252"/>
        </table:table-row>
        <table:table-row table:style-name="ro1">
          <table:table-cell table:style-name="Default"/>
          <table:table-cell table:style-name="ce4" office:value-type="string" calcext:value-type="string">
            <text:p>DHPC_SieveBench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table:number-columns-repeated="252"/>
        </table:table-row>
        <table:table-row table:style-name="ro1">
          <table:table-cell table:style-name="ce1"/>
          <table:table-cell table:style-name="ce3" office:value-type="string" calcext:value-type="string">
            <text:p>DHPC_HanoiBench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number-columns-repeated="4"/>
          <table:table-cell table:number-columns-repeated="248"/>
        </table:table-row>
        <table:table-row table:style-name="ro1">
          <table:table-cell table:style-name="ce2" office:value-type="string" calcext:value-type="string">
            <text:p>tiempo prom. Benchmarks</text:p>
          </table:table-cell>
          <table:table-cell table:style-name="ce2" office:value-type="string" calcext:value-type="string">
            <text:p>DHPC_EPBench</text:p>
          </table:table-cell>
          <table:table-cell table:style-name="ce2" office:value-type="float" office:value="2681.15384615385" calcext:value-type="float">
            <text:p>2681.1538461539</text:p>
          </table:table-cell>
          <table:table-cell table:style-name="ce2" office:value-type="float" office:value="8979.23170731707" calcext:value-type="float">
            <text:p>8979.2317073171</text:p>
          </table:table-cell>
          <table:table-cell table:style-name="ce2" table:number-columns-repeated="4"/>
          <table:table-cell table:number-columns-repeated="248"/>
        </table:table-row>
        <table:table-row table:style-name="ro1">
          <table:table-cell table:style-name="Default"/>
          <table:table-cell table:style-name="ce4" office:value-type="string" calcext:value-type="string">
            <text:p>DHPC_PrimeBench</text:p>
          </table:table-cell>
          <table:table-cell office:value-type="float" office:value="8605.32222222222" calcext:value-type="float">
            <text:p>8605.3222222222</text:p>
          </table:table-cell>
          <table:table-cell office:value-type="float" office:value="72290.9875" calcext:value-type="float">
            <text:p>72290.9875</text:p>
          </table:table-cell>
          <table:table-cell table:number-columns-repeated="252"/>
        </table:table-row>
        <table:table-row table:style-name="ro1">
          <table:table-cell table:style-name="Default"/>
          <table:table-cell table:style-name="ce4" office:value-type="string" calcext:value-type="string">
            <text:p>DHPC_FFTBench</text:p>
          </table:table-cell>
          <table:table-cell office:value-type="float" office:value="11521.1098901099" calcext:value-type="float">
            <text:p>11521.1098901099</text:p>
          </table:table-cell>
          <table:table-cell office:value-type="float" office:value="51446.9878048781" calcext:value-type="float">
            <text:p>51446.9878048781</text:p>
          </table:table-cell>
          <table:table-cell table:number-columns-repeated="252"/>
        </table:table-row>
        <table:table-row table:style-name="ro1">
          <table:table-cell table:style-name="Default"/>
          <table:table-cell table:style-name="ce4" office:value-type="string" calcext:value-type="string">
            <text:p>DHPC_SieveBench</text:p>
          </table:table-cell>
          <table:table-cell office:value-type="float" office:value="9703.31318681319" calcext:value-type="float">
            <text:p>9703.3131868132</text:p>
          </table:table-cell>
          <table:table-cell office:value-type="float" office:value="20418.4024390244" calcext:value-type="float">
            <text:p>20418.4024390244</text:p>
          </table:table-cell>
          <table:table-cell table:number-columns-repeated="252"/>
        </table:table-row>
        <table:table-row table:style-name="ro1">
          <table:table-cell table:style-name="ce3"/>
          <table:table-cell table:style-name="ce3" office:value-type="string" calcext:value-type="string">
            <text:p>DHPC_HanoiBench</text:p>
          </table:table-cell>
          <table:table-cell table:style-name="ce3" office:value-type="float" office:value="7179.3956043956" calcext:value-type="float">
            <text:p>7179.3956043956</text:p>
          </table:table-cell>
          <table:table-cell table:style-name="ce3" office:value-type="float" office:value="41946.9268292683" calcext:value-type="float">
            <text:p>41946.9268292683</text:p>
          </table:table-cell>
          <table:table-cell table:style-name="ce3" table:number-columns-repeated="4"/>
          <table:table-cell table:number-columns-repeated="248"/>
        </table:table-row>
        <table:table-row table:style-name="ro1">
          <table:table-cell table:style-name="ce2" office:value-type="string" calcext:value-type="string">
            <text:p>tiempo benchmarks</text:p>
          </table:table-cell>
          <table:table-cell table:style-name="ce2" office:value-type="string" calcext:value-type="string">
            <text:p>DHPC_EPBench</text:p>
          </table:table-cell>
          <table:table-cell table:style-name="ce2" office:value-type="float" office:value="243985" calcext:value-type="float">
            <text:p>243985</text:p>
          </table:table-cell>
          <table:table-cell table:style-name="ce2" office:value-type="float" office:value="368148.5" calcext:value-type="float">
            <text:p>368148.5</text:p>
          </table:table-cell>
          <table:table-cell table:style-name="ce2" table:number-columns-repeated="4"/>
          <table:table-cell table:number-columns-repeated="248"/>
        </table:table-row>
        <table:table-row table:style-name="ro1">
          <table:table-cell table:style-name="Default"/>
          <table:table-cell table:style-name="ce4" office:value-type="string" calcext:value-type="string">
            <text:p>DHPC_PrimeBench</text:p>
          </table:table-cell>
          <table:table-cell office:value-type="float" office:value="774479" calcext:value-type="float">
            <text:p>774479</text:p>
          </table:table-cell>
          <table:table-cell office:value-type="float" office:value="2891639.5" calcext:value-type="float">
            <text:p>2891639.5</text:p>
          </table:table-cell>
          <table:table-cell table:number-columns-repeated="252"/>
        </table:table-row>
        <table:table-row table:style-name="ro1">
          <table:table-cell table:style-name="Default"/>
          <table:table-cell table:style-name="ce4" office:value-type="string" calcext:value-type="string">
            <text:p>DHPC_FFTBench</text:p>
          </table:table-cell>
          <table:table-cell office:value-type="float" office:value="1048421" calcext:value-type="float">
            <text:p>1048421</text:p>
          </table:table-cell>
          <table:table-cell office:value-type="float" office:value="2109326.5" calcext:value-type="float">
            <text:p>2109326.5</text:p>
          </table:table-cell>
          <table:table-cell table:number-columns-repeated="252"/>
        </table:table-row>
        <table:table-row table:style-name="ro1">
          <table:table-cell table:style-name="Default"/>
          <table:table-cell table:style-name="ce4" office:value-type="string" calcext:value-type="string">
            <text:p>DHPC_SieveBench</text:p>
          </table:table-cell>
          <table:table-cell office:value-type="float" office:value="883001.5" calcext:value-type="float">
            <text:p>883001.5</text:p>
          </table:table-cell>
          <table:table-cell office:value-type="float" office:value="837154.5" calcext:value-type="float">
            <text:p>837154.5</text:p>
          </table:table-cell>
          <table:table-cell table:number-columns-repeated="252"/>
        </table:table-row>
        <table:table-row table:style-name="ro1">
          <table:table-cell table:style-name="Default"/>
          <table:table-cell table:style-name="ce3" office:value-type="string" calcext:value-type="string">
            <text:p>DHPC_HanoiBench</text:p>
          </table:table-cell>
          <table:table-cell table:style-name="ce3" office:value-type="float" office:value="653325" calcext:value-type="float">
            <text:p>653325</text:p>
          </table:table-cell>
          <table:table-cell table:style-name="ce3" office:value-type="float" office:value="1719824" calcext:value-type="float">
            <text:p>1719824</text:p>
          </table:table-cell>
          <table:table-cell table:style-name="ce3" table:number-columns-repeated="4"/>
          <table:table-cell table:number-columns-repeated="248"/>
        </table:table-row>
        <table:table-row table:style-name="ro1">
          <table:table-cell office:value-type="string" calcext:value-type="string">
            <text:p>Total benchmarks</text:p>
          </table:table-cell>
          <table:table-cell table:style-name="ce2"/>
          <table:table-cell table:style-name="ce2" table:formula="of:=SUM([.C2:.C6])" office:value-type="float" office:value="454" calcext:value-type="float">
            <text:p>454</text:p>
          </table:table-cell>
          <table:table-cell table:style-name="ce2" table:formula="of:=SUM([.D2:.D6])" office:value-type="float" office:value="204" calcext:value-type="float">
            <text:p>204</text:p>
          </table:table-cell>
          <table:table-cell table:style-name="ce2" table:number-columns-repeated="4"/>
          <table:table-cell table:number-columns-repeated="248"/>
        </table:table-row>
        <table:table-row table:style-name="ro1">
          <table:table-cell office:value-type="string" calcext:value-type="string">
            <text:p>Total runtime (mins)</text:p>
          </table:table-cell>
          <table:table-cell/>
          <table:table-cell table:formula="of:=SUM([.C12:.C16])/60000" office:value-type="float" office:value="60.053525" calcext:value-type="float">
            <text:p>60.053525</text:p>
          </table:table-cell>
          <table:table-cell table:formula="of:=SUM([.D12:.D16])/60000" office:value-type="float" office:value="132.10155" calcext:value-type="float">
            <text:p>132.10155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Linpack (mflops)</text:p>
          </table:table-cell>
          <table:table-cell/>
          <table:table-cell office:value-type="float" office:value="1109.7153" calcext:value-type="float">
            <text:p>1109.7153</text:p>
          </table:table-cell>
          <table:table-cell office:value-type="float" office:value="110.522266666667" calcext:value-type="float">
            <text:p>110.5222666667</text:p>
          </table:table-cell>
          <table:table-cell table:style-name="ce5"/>
          <table:table-cell table:number-columns-repeated="251"/>
        </table:table-row>
        <table:table-row table:style-name="ro1">
          <table:table-cell office:value-type="string" calcext:value-type="string">
            <text:p>Linpack for android (mflops) -avg of 20 runs-</text:p>
          </table:table-cell>
          <table:table-cell table:number-columns-repeated="5"/>
          <table:table-cell table:style-name="ce5" table:number-columns-repeated="2"/>
          <table:table-cell table:number-columns-repeated="248"/>
        </table:table-row>
        <table:table-row table:style-name="ro1">
          <table:table-cell table:style-name="ce3" office:value-type="string" calcext:value-type="string">
            <text:p>Scimark (mflops)</text:p>
          </table:table-cell>
          <table:table-cell table:style-name="ce1"/>
          <table:table-cell table:style-name="ce3" office:value-type="float" office:value="927.085406749088" calcext:value-type="float">
            <text:p>927.0854067491</text:p>
          </table:table-cell>
          <table:table-cell table:style-name="ce3" office:value-type="float" office:value="124.69988100388" calcext:value-type="float">
            <text:p>124.6998810039</text:p>
          </table:table-cell>
          <table:table-cell table:style-name="ce3" table:number-columns-repeated="4"/>
          <table:table-cell table:number-columns-repeated="248"/>
        </table:table-row>
        <table:table-row table:style-name="ro1">
          <table:table-cell table:style-name="ce2" office:value-type="string" calcext:value-type="string">
            <text:p>Consumo batería (Wh)</text:p>
          </table:table-cell>
          <table:table-cell table:style-name="ce2"/>
          <table:table-cell table:number-columns-repeated="2" table:style-name="ce2" office:value-type="float" office:value="48" calcext:value-type="float">
            <text:p>48</text:p>
          </table:table-cell>
          <table:table-cell table:style-name="ce2" table:number-columns-repeated="4"/>
          <table:table-cell table:number-columns-repeated="248"/>
        </table:table-row>
        <table:table-row table:style-name="ro1">
          <table:table-cell office:value-type="string" calcext:value-type="string">
            <text:p>Amperaje batería (mAh)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5900" calcext:value-type="float">
            <text:p>5900</text:p>
          </table:table-cell>
          <table:table-cell table:style-name="ce5"/>
          <table:table-cell/>
          <table:table-cell table:style-name="ce5" table:number-columns-repeated="2"/>
          <table:table-cell table:number-columns-repeated="248"/>
        </table:table-row>
        <table:table-row table:style-name="ro1">
          <table:table-cell office:value-type="string" calcext:value-type="string">
            <text:p>Relación consumo/# bench</text:p>
          </table:table-cell>
          <table:table-cell/>
          <table:table-cell table:formula="of:=[.C22]/[.C17]" office:value-type="float" office:value="0.105726872246696" calcext:value-type="float">
            <text:p>0.1057268722</text:p>
          </table:table-cell>
          <table:table-cell table:formula="of:=[.D22]/[.D17]" office:value-type="float" office:value="0.235294117647059" calcext:value-type="float">
            <text:p>0.2352941176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elación amperaje/# bench</text:p>
          </table:table-cell>
          <table:table-cell/>
          <table:table-cell table:formula="of:=[.C23]/[.C17]" office:value-type="float" office:value="10.1321585903084" calcext:value-type="float">
            <text:p>10.1321585903</text:p>
          </table:table-cell>
          <table:table-cell table:formula="of:=[.D23]/[.D17]" office:value-type="float" office:value="28.921568627451" calcext:value-type="float">
            <text:p>28.9215686275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elacion amperaje/ tiempo trabajo (TM)</text:p>
          </table:table-cell>
          <table:table-cell/>
          <table:table-cell table:formula="of:=[.C23]/([.C18]/60)" office:value-type="float" office:value="4595.90007414219" calcext:value-type="float">
            <text:p>4595.9000741422</text:p>
          </table:table-cell>
          <table:table-cell table:formula="of:=[.D23]/([.D18]/60)" office:value-type="float" office:value="2679.75659634577" calcext:value-type="float">
            <text:p>2679.7565963458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onsumo de miliamperes por segundo</text:p>
          </table:table-cell>
          <table:table-cell/>
          <table:table-cell table:formula="of:=[.C26]/3600" office:value-type="float" office:value="1.27663890948394" calcext:value-type="float">
            <text:p>1.2766389095</text:p>
          </table:table-cell>
          <table:table-cell table:formula="of:=[.D26]/3600" office:value-type="float" office:value="0.744376832318268" calcext:value-type="float">
            <text:p>0.7443768323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onsumo de miliamperes por flop</text:p>
          </table:table-cell>
          <table:table-cell/>
          <table:table-cell table:formula="of:=[.C27]/[.C$19]" office:value-type="float" office:value="0.00115042021091711" calcext:value-type="float">
            <text:p>0.0011504202</text:p>
          </table:table-cell>
          <table:table-cell table:formula="of:=[.D27]/[.D$19]" office:value-type="float" office:value="0.00673508474598421" calcext:value-type="float">
            <text:p>0.0067350847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relacion tiempoBench/#bench</text:p>
          </table:table-cell>
          <table:table-cell/>
          <table:table-cell table:formula="of:=[.C18]/[.C17]" office:value-type="float" office:value="0.132276486784141" calcext:value-type="float">
            <text:p>0.1322764868</text:p>
          </table:table-cell>
          <table:table-cell table:formula="of:=[.D18]/[.D17]" office:value-type="float" office:value="0.647556617647059" calcext:value-type="float">
            <text:p>0.6475566176</text:p>
          </table:table-cell>
          <table:table-cell table:number-columns-repeated="252"/>
        </table:table-row>
      </table:table>
      <table:table table:name="Linpack for Android (runs)" table:style-name="ta2" table:print="false">
        <office:forms form:automatic-focus="false" form:apply-design-mode="false"/>
        <table:table-column table:style-name="co3" table:default-cell-style-name="Default"/>
        <table:table-column table:style-name="co6" table:number-columns-repeated="5" table:default-cell-style-name="Default"/>
        <table:table-column table:style-name="co4" table:number-columns-repeated="250" table:default-cell-style-name="Default"/>
        <table:table-row table:style-name="ro3">
          <table:table-cell table:style-name="ce7" office:value-type="string" calcext:value-type="string" table:number-columns-spanned="2" table:number-rows-spanned="1">
            <text:p>SAMSUNG GALAXY TAB2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SAMSUNG GALAXY SIII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G L9</text:p>
          </table:table-cell>
          <table:covered-table-cell/>
          <table:table-cell table:number-columns-repeated="248"/>
        </table:table-row>
        <table:table-row table:style-name="ro2">
          <table:table-cell office:value-type="string" calcext:value-type="string">
            <text:p>#RUN</text:p>
          </table:table-cell>
          <table:table-cell office:value-type="string" calcext:value-type="string">
            <text:p>MFLOPS</text:p>
          </table:table-cell>
          <table:table-cell/>
          <table:table-cell office:value-type="string" calcext:value-type="string">
            <text:p>#RUN</text:p>
          </table:table-cell>
          <table:table-cell office:value-type="string" calcext:value-type="string">
            <text:p>MFLOPS</text:p>
          </table:table-cell>
          <table:table-cell/>
          <table:table-cell office:value-type="string" calcext:value-type="string">
            <text:p>#RUN</text:p>
          </table:table-cell>
          <table:table-cell office:value-type="string" calcext:value-type="string">
            <text:p>MFLOPS</text:p>
          </table:table-cell>
          <table:table-cell table:number-columns-repeated="2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6.319" calcext:value-type="float">
            <text:p>86.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6.799" calcext:value-type="float">
            <text:p>176.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.327" calcext:value-type="float">
            <text:p>59.327</text:p>
          </table:table-cell>
          <table:table-cell table:number-columns-repeated="2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9.672" calcext:value-type="float">
            <text:p>79.6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2.364" calcext:value-type="float">
            <text:p>152.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.628" calcext:value-type="float">
            <text:p>60.628</text:p>
          </table:table-cell>
          <table:table-cell table:number-columns-repeated="2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8.014" calcext:value-type="float">
            <text:p>78.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8.483" calcext:value-type="float">
            <text:p>178.4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.88" calcext:value-type="float">
            <text:p>50.88</text:p>
          </table:table-cell>
          <table:table-cell table:number-columns-repeated="2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.365" calcext:value-type="float">
            <text:p>73.3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9.242" calcext:value-type="float">
            <text:p>179.2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.152" calcext:value-type="float">
            <text:p>60.152</text:p>
          </table:table-cell>
          <table:table-cell table:number-columns-repeated="2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5.23" calcext:value-type="float">
            <text:p>75.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8.454" calcext:value-type="float">
            <text:p>188.4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.035" calcext:value-type="float">
            <text:p>50.035</text:p>
          </table:table-cell>
          <table:table-cell table:number-columns-repeated="2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4.039" calcext:value-type="float">
            <text:p>84.0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2.342" calcext:value-type="float">
            <text:p>182.3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8.161" calcext:value-type="float">
            <text:p>58.161</text:p>
          </table:table-cell>
          <table:table-cell table:number-columns-repeated="2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5.942" calcext:value-type="float">
            <text:p>75.9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0.154" calcext:value-type="float">
            <text:p>190.1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2.219" calcext:value-type="float">
            <text:p>52.219</text:p>
          </table:table-cell>
          <table:table-cell table:number-columns-repeated="2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0.827" calcext:value-type="float">
            <text:p>90.8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9.94" calcext:value-type="float">
            <text:p>189.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.088" calcext:value-type="float">
            <text:p>60.088</text:p>
          </table:table-cell>
          <table:table-cell table:number-columns-repeated="2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8.176" calcext:value-type="float">
            <text:p>98.1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1.409" calcext:value-type="float">
            <text:p>171.4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.08" calcext:value-type="float">
            <text:p>51.08</text:p>
          </table:table-cell>
          <table:table-cell table:number-columns-repeated="2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.121" calcext:value-type="float">
            <text:p>87.1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8.862" calcext:value-type="float">
            <text:p>178.8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.045" calcext:value-type="float">
            <text:p>60.045</text:p>
          </table:table-cell>
          <table:table-cell table:number-columns-repeated="2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0.584" calcext:value-type="float">
            <text:p>90.5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1.167" calcext:value-type="float">
            <text:p>181.1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.514" calcext:value-type="float">
            <text:p>50.514</text:p>
          </table:table-cell>
          <table:table-cell table:number-columns-repeated="2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3.333" calcext:value-type="float">
            <text:p>83.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0.007" calcext:value-type="float">
            <text:p>180.0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.04" calcext:value-type="float">
            <text:p>57.04</text:p>
          </table:table-cell>
          <table:table-cell table:number-columns-repeated="2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9.56" calcext:value-type="float">
            <text:p>79.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6.372" calcext:value-type="float">
            <text:p>186.37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.666" calcext:value-type="float">
            <text:p>50.666</text:p>
          </table:table-cell>
          <table:table-cell table:number-columns-repeated="2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1.679" calcext:value-type="float">
            <text:p>81.6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0.799" calcext:value-type="float">
            <text:p>190.7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1.133" calcext:value-type="float">
            <text:p>61.133</text:p>
          </table:table-cell>
          <table:table-cell table:number-columns-repeated="2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1.122" calcext:value-type="float">
            <text:p>91.1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0.199" calcext:value-type="float">
            <text:p>180.1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.318" calcext:value-type="float">
            <text:p>50.318</text:p>
          </table:table-cell>
          <table:table-cell table:number-columns-repeated="24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8.772" calcext:value-type="float">
            <text:p>88.7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5.756" calcext:value-type="float">
            <text:p>185.7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.178" calcext:value-type="float">
            <text:p>61.178</text:p>
          </table:table-cell>
          <table:table-cell table:number-columns-repeated="24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2.558" calcext:value-type="float">
            <text:p>82.5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2.215" calcext:value-type="float">
            <text:p>142.2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.064" calcext:value-type="float">
            <text:p>50.064</text:p>
          </table:table-cell>
          <table:table-cell table:number-columns-repeated="24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7.893" calcext:value-type="float">
            <text:p>87.8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9.726" calcext:value-type="float">
            <text:p>189.7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2.193" calcext:value-type="float">
            <text:p>62.193</text:p>
          </table:table-cell>
          <table:table-cell table:number-columns-repeated="24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9.823" calcext:value-type="float">
            <text:p>79.8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4.537" calcext:value-type="float">
            <text:p>184.5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9.853" calcext:value-type="float">
            <text:p>59.853</text:p>
          </table:table-cell>
          <table:table-cell table:number-columns-repeated="24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8.559" calcext:value-type="float">
            <text:p>78.5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7.825" calcext:value-type="float">
            <text:p>187.8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3.1" calcext:value-type="float">
            <text:p>63.1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Avg</text:p>
          </table:table-cell>
          <table:table-cell table:formula="of:=AVERAGE([.B3:.B22])" office:value-type="float" office:value="83.6294" calcext:value-type="float">
            <text:p>83.6294</text:p>
          </table:table-cell>
          <table:table-cell/>
          <table:table-cell office:value-type="string" calcext:value-type="string">
            <text:p>Avg</text:p>
          </table:table-cell>
          <table:table-cell table:formula="of:=AVERAGE([.E3:.E22])" office:value-type="float" office:value="179.8326" calcext:value-type="float">
            <text:p>179.8326</text:p>
          </table:table-cell>
          <table:table-cell/>
          <table:table-cell office:value-type="string" calcext:value-type="string">
            <text:p>Avg</text:p>
          </table:table-cell>
          <table:table-cell table:formula="of:=AVERAGE([.H3:.H22])" office:value-type="float" office:value="56.4337" calcext:value-type="float">
            <text:p>56.4337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Std</text:p>
          </table:table-cell>
          <table:table-cell table:formula="of:=STDEV([.B3:.B22])" office:value-type="float" office:value="6.3913069530747" calcext:value-type="float">
            <text:p>6.3913069531</text:p>
          </table:table-cell>
          <table:table-cell/>
          <table:table-cell office:value-type="string" calcext:value-type="string">
            <text:p>Std</text:p>
          </table:table-cell>
          <table:table-cell table:formula="of:=STDEV([.E3:.E22])" office:value-type="float" office:value="12.4099772483781" calcext:value-type="float">
            <text:p>12.4099772484</text:p>
          </table:table-cell>
          <table:table-cell/>
          <table:table-cell office:value-type="string" calcext:value-type="string">
            <text:p>Std</text:p>
          </table:table-cell>
          <table:table-cell table:formula="of:=STDEV([.H3:.H22])" office:value-type="float" office:value="4.96262336291052" calcext:value-type="float">
            <text:p>4.9626233629</text:p>
          </table:table-cell>
          <table:table-cell table:number-columns-repeated="248"/>
        </table:table-row>
      </table:table>
      <table:table table:name="Sheet3" table:style-name="ta3" table:print="false">
        <table:table-column table:style-name="co3" table:default-cell-style-name="Default"/>
        <table:table-column table:style-name="co6" table:number-columns-repeated="5" table:default-cell-style-name="Default"/>
        <table:table-column table:style-name="co4" table:number-columns-repeated="250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3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34P0"/>
    </number:currency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4T11:59:42.674285792</dc:date>
    <dc:creator>mhirsch </dc:creator>
    <meta:editing-duration>PT24M11S</meta:editing-duration>
    <meta:editing-cycles>5</meta:editing-cycles>
    <meta:generator>LibreOffice/4.3.3.2$Linux_X86_64 LibreOffice_project/430m0$Build-2</meta:generator>
    <meta:document-statistic meta:table-count="4" meta:cell-count="406" meta:object-count="0"/>
  </office:meta>
</office:document-meta>
</file>